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d984" officeooo:paragraph-rsid="001ad984"/>
    </style:style>
    <style:style style:name="P2" style:family="paragraph" style:parent-style-name="Standard">
      <style:text-properties officeooo:rsid="001ad984" officeooo:paragraph-rsid="001ad984"/>
    </style:style>
    <style:style style:name="P3" style:family="paragraph" style:parent-style-name="Standard">
      <style:text-properties officeooo:rsid="000cd5a1" officeooo:paragraph-rsid="001c69f9"/>
    </style:style>
    <style:style style:name="P4" style:family="paragraph" style:parent-style-name="Standard">
      <style:text-properties officeooo:rsid="001c69f9" officeooo:paragraph-rsid="001c69f9"/>
    </style:style>
    <style:style style:name="T1" style:family="text">
      <style:text-properties officeooo:rsid="001c69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ssues to consider when performing alignment of Visium tissue slices include tissue quality, image quality, spot-wise transcriptomic efficacy, accuracy of slice collection</text:p>
      <text:p text:style-name="P3"/>
      <text:p text:style-name="P3">Starting with 16 samples, we inspected the samples for tissue quality to identify whether they would be suitable for alignment. </text:p>
      <text:p text:style-name="P1"/>
      <text:p text:style-name="P1"/>
      <text:p text:style-name="P1"/>
      <text:p text:style-name="P1">Notes for writing up methods for visium alignment:</text:p>
      <text:p text:style-name="P1">-explain why selection of sidak correction</text:p>
      <text:p text:style-name="P1">- explain the need for nearest neighbors within the digital spot creation</text:p>
      <text:p text:style-name="P1">- <text:span text:style-name="T1">need to check for the consistency of spot number across samples. What is the reasonable threshold for eliminating a sample from the experimen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u Peterson</meta:initial-creator>
    <meta:creation-date>2022-12-05T16:56:26.400196292</meta:creation-date>
    <dc:date>2022-12-06T14:31:11.711248917</dc:date>
    <dc:creator>Zeru Peterson</dc:creator>
    <meta:editing-duration>PT18H8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92" meta:character-count="609" meta:non-whitespace-character-count="522"/>
  </office:meta>
</office:document-meta>
</file>